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8438in" fo:margin-left="-0.0417in" table:align="left" style:writing-mode="lr-tb"/>
    </style:style>
    <style:style style:name="Table1.A" style:family="table-column">
      <style:table-column-properties style:column-width="0.1306in"/>
    </style:style>
    <style:style style:name="Table1.B" style:family="table-column">
      <style:table-column-properties style:column-width="2.1257in"/>
    </style:style>
    <style:style style:name="Table1.C" style:family="table-column">
      <style:table-column-properties style:column-width="4.5875in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="0.0208in" fo:border="none" style:writing-mode="lr-tb"/>
    </style:style>
    <style:style style:name="P1" style:family="paragraph" style:parent-style-name="Normal_20__28_Web_29_" style:master-page-name="Standard">
      <style:paragraph-properties fo:margin-top="0in" fo:margin-bottom="0.1945in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_20__28_Web_29_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Normal_20__28_Web_29_">
      <style:paragraph-properties fo:text-align="center" style:justify-single-word="false"/>
    </style:style>
    <style:style style:name="P4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>
      <style:paragraph-properties style:writing-mode="lr-tb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margin-top="0in" fo:margin-bottom="0.1665in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="Courier New" style:font-name-complex="Courier New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language="ru" fo:country="RU"/>
    </style:style>
    <style:style style:name="T7" style:family="text">
      <style:text-properties style:text-position="sub 58%" fo:font-style="italic" style:font-style-asian="italic" style:font-style-complex="italic"/>
    </style:style>
    <style:style style:name="gr1" style:family="graphic">
      <style:graphic-properties draw:stroke="none" draw:fill="solid" draw:fill-color="#808080" draw:textarea-horizontal-align="left" draw:textarea-vertical-align="top" draw:auto-grow-height="false" fo:padding-top="0.0902in" fo:padding-bottom="0.0902in" fo:padding-left="0.1736in" fo:padding-right="0.1736in" fo:wrap-option="no-wrap" draw:shadow="hidden" fo:margin-left="0in" fo:margin-right="0in" style:run-through="foreground"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ОВ  БЪЛГАРСКИ  УНИВЕРСИТЕТ</text:p>
      <text:p text:style-name="P2">Департамент Информатика</text:p>
      <text:p text:style-name="P3"><text:span text:style-name="T1">XVII</text:span><text:span text:style-name="T2">І РЕПУБЛИКАНСКА СТУДЕНТСКА ОЛИМПИАДА ПО ПРОГРАМИРАНЕ</text:span></text:p>
      <text:p text:style-name="P4">13 - 14 май 2006 г.</text:p>
      <text:p text:style-name="P5"><draw:custom-shape text:anchor-type="as-char" draw:z-index="0" draw:style-name="gr1" draw:text-style-name="P6" svg:width="6.5323in" svg:height="0.0213in"><text:p/><draw:enhanced-geometry svg:viewBox="0 0 21600 21600" draw:type="rectangle" draw:enhanced-path="M 0 0 L 21600 0 21600 21600 0 21600 0 0 Z N"/></draw:custom-shape></text:p>
      <text:p text:style-name="P7">   <text:span text:style-name="T3"> Задача </text:span>A<text:span text:style-name="T3">. Разрязване на прът </text:span></text:p>
      <text:p text:style-name="Normal_20__28_Web_29_">   <text:span text:style-name="T3"> Метален прът трябва да бъде нарязан на няколко парчета. Цената в лева за извършване на едно отрязване е равна на дължината на рязания прът в метри. В даден момент може да бъде правен само един разрез. </text:span>Различни стратегии за нарязване водят до различна цена. <text:span text:style-name="T3"><text:line-break/></text:span>   <text:span text:style-name="T3"> Например да разгледаме прът с дължина 10 метра, който трябва да бъде нарязан във 2-рия, 4-тия и 7-мия метър. Бихме могли да извършим това като направим най-напред разрез в 2-ри метър, после в 4-ти метър и накрая 7-ми метър. Това струва 10 + 8 + 6 = 24 лева. Друг подход може да бъде да отрежем първо в 4-ти метър, после във 2-ри и в 7-ми метър. Сега цената е 10 + 4 + 6 = 20 лева. <text:line-break/></text:span>   <text:span text:style-name="T3"> Да се напише програма </text:span><text:span text:style-name="T4">A</text:span><text:span text:style-name="T3">, която пресмята минималната цена на нарязване на прът с дадена дължина. </text:span></text:p>
      <text:p text:style-name="Normal_20__28_Web_29_">   <text:span text:style-name="T3"> </text:span><text:span text:style-name="T2">Вход. </text:span><text:span text:style-name="T3"><text:line-break/></text:span>   <text:span text:style-name="T3"> Входът съдържа данни за няколко пръта. Първият ред за всеки тестов случай съдържа положително число </text:span><text:span text:style-name="T5">l</text:span><text:span text:style-name="T3"> &lt; 10</text:span><text:span text:style-name="T6">5</text:span><text:span text:style-name="T3">, което представлява дължината на металния прът, който трябва да бъде нарязан. Вторият ред съдъжа положително число </text:span><text:span text:style-name="T5">n</text:span><text:span text:style-name="T3"> &lt; 10</text:span><text:span text:style-name="T6">4</text:span><text:span text:style-name="T3">, задаващо броя на разрезите за този прът. Следващият ред съдържа </text:span><text:span text:style-name="T5">n</text:span><text:span text:style-name="T3"> положителни числа </text:span><text:span text:style-name="T5">c</text:span><text:span text:style-name="T7">i</text:span><text:span text:style-name="T3">, (0 &lt; </text:span><text:span text:style-name="T5">c</text:span><text:span text:style-name="T7">i</text:span><text:span text:style-name="T3"> &lt; </text:span><text:span text:style-name="T5">l</text:span><text:span text:style-name="T3">), задаващи местата, в които трябва да бъдат направени разрезите. Прочитането на стойност </text:span><text:span text:style-name="T5">l</text:span><text:span text:style-name="T3"> = 0 означава край на входа. </text:span></text:p>
      <text:p text:style-name="Normal_20__28_Web_29_"><text:span text:style-name="T3">    </text:span><text:span text:style-name="T2">Изход. </text:span><text:span text:style-name="T3"><text:line-break/>   </text:span> Отпечатва се минималната цена на нарязване на съответния прът по зададения формат в примера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Примерен вход. <text:line-break/><text:span text:style-name="T4">100 <text:line-break/>3 <text:line-break/>25 50 75 <text:line-break/>10<text:line-break/>4 <text:line-break/>4 5 7 8 <text:line-break/>0</text:span> </text:p>
          </table:table-cell>
          <table:table-cell table:style-name="Table1.A1" office:value-type="string">
            <text:p text:style-name="P8">Изход. <text:line-break/><text:span text:style-name="T4">The minimum price is 200. <text:line-break/>The minimum price is 22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1945in" fo:margin-bottom="0.1945in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bar</dc:title>
    <meta:initial-creator>Nikolay Kirov</meta:initial-creator>
    <meta:creation-date>2006-05-15T11:07:00</meta:creation-date>
    <dc:creator>Nikolay Kirov</dc:creator>
    <dc:date>2006-05-15T11:07:00</dc:date>
    <dc:language>en-U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274" meta:character-count="1592"/>
  </office:meta>
</office:document-meta>
</file>